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fo:language="bg" fo:country="BG" officeooo:rsid="0016b33b" officeooo:paragraph-rsid="0016b33b"/>
    </style:style>
    <style:style style:name="P2" style:family="paragraph" style:parent-style-name="Standard" style:list-style-name="L1">
      <style:paragraph-properties fo:line-height="115%"/>
      <style:text-properties fo:language="bg" fo:country="BG" officeooo:rsid="0016b33b" officeooo:paragraph-rsid="0016b33b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рамвай – обяснение</text:p>
      <text:p text:style-name="P1"/>
      <text:list text:style-name="L1">
        <text:list-item>
          <text:p text:style-name="P2">Преди трамвая да достигне първата спирка, до момента той е празен (капацитет 0).</text:p>
          <text:p text:style-name="P2">Когато вече пристигне в него се качват 3-ма пътници и капацитета до момента му се покачва до 3.</text:p>
        </text:list-item>
        <text:list-item>
          <text:p text:style-name="P2">На следващата спирка 2-ма пътници слизат от трамвая (капацитета става 1), след което се качват още 5-ма (1 + 5 = 6 пътници капацитет), който е най-големия до момента.</text:p>
        </text:list-item>
        <text:list-item>
          <text:p text:style-name="P2">На 3-тата спирка слизат 4 (остават 2-ма) и се качват още 2-ма. (капацитет 4, по-малък от най-големия до момента 6)</text:p>
        </text:list-item>
        <text:list-item>
          <text:p text:style-name="P2">На последната спирка слизат всички (4-ма пътници) и като капацитет на трамвая остава 6, тъй като не бива превишаван за цялото време на прекачване на пътниците за тези <text:span text:style-name="T1">n </text:span>на брой спирки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2:55:50.160000000</meta:creation-date>
    <dc:date>2025-01-30T13:05:14.548000000</dc:date>
    <meta:editing-duration>PT9M24S</meta:editing-duration>
    <meta:editing-cycles>1</meta:editing-cycles>
    <meta:document-statistic meta:table-count="0" meta:image-count="0" meta:object-count="0" meta:page-count="1" meta:paragraph-count="6" meta:word-count="118" meta:character-count="666" meta:non-whitespace-character-count="557"/>
    <meta:generator>LibreOffice/24.8.4.2$Windows_X86_64 LibreOffice_project/bb3cfa12c7b1bf994ecc5649a80400d06cd71002</meta:generator>
  </office:meta>
</office:document-meta>
</file>